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20000000CC220C4A7BDCC0B522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4.993cm"/>
      <style:paragraph-properties style:writing-mode="lr-tb"/>
    </style:style>
    <style:style style:name="pr2" style:family="presentation" style:parent-style-name="BrightBlue-subtitle">
      <style:graphic-properties draw:fill-color="#ffffff" fo:min-height="12.179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fo:min-height="3.467cm"/>
      <style:paragraph-properties style:writing-mode="lr-tb"/>
    </style:style>
    <style:style style:name="pr5" style:family="presentation" style:parent-style-name="BrightBlue-outline1">
      <style:graphic-properties fo:min-height="11.929cm"/>
      <style:paragraph-properties style:writing-mode="lr-tb"/>
    </style:style>
    <style:style style:name="pr6" style:family="presentation" style:parent-style-name="BrightBlue-notes">
      <style:graphic-properties draw:fill-color="#ffffff" fo:min-height="14cm"/>
      <style:paragraph-properties style:writing-mode="lr-tb"/>
    </style:style>
    <style:style style:name="pr7" style:family="presentation" style:parent-style-name="BrightBlue-title">
      <style:graphic-properties draw:auto-grow-height="true" fo:min-height="3.467cm"/>
      <style:paragraph-properties style:writing-mode="lr-tb"/>
    </style:style>
    <style:style style:name="pr8" style:family="presentation" style:parent-style-name="BrightBlue-outline1">
      <style:graphic-properties fo:min-height="8.884cm"/>
      <style:paragraph-properties style:writing-mode="lr-tb"/>
    </style:style>
    <style:style style:name="pr9" style:family="presentation" style:parent-style-name="BrightBlue-notes">
      <style:graphic-properties draw:fill-color="#ffffff" draw:auto-grow-height="true" fo:min-height="14cm"/>
      <style:paragraph-properties style:writing-mode="lr-tb"/>
    </style:style>
    <style:style style:name="P1" style:family="paragraph">
      <style:paragraph-properties fo:text-align="start"/>
      <style:text-properties fo:font-size="42.7000007629395pt"/>
    </style:style>
    <style:style style:name="P2" style:family="paragraph">
      <loext:graphic-properties draw:fill-color="#ffffff"/>
      <style:text-properties fo:font-size="42.7000007629395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margin-top="0cm" fo:margin-bottom="0.432cm" fo:text-indent="0cm"/>
    </style:style>
    <style:style style:name="T1" style:family="text">
      <style:text-properties fo:font-size="32pt" style:font-size-asian="24pt" style:font-size-complex="24pt"/>
    </style:style>
    <style:style style:name="T2" style:family="text">
      <style:text-properties fo:font-style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OpenSymbol" style:font-charset="x-symbol" fo:color="#5983b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4.993cm" svg:x="1.4cm" svg:y="0.037cm" presentation:class="title" presentation:user-transformed="true">
          <draw:text-box>
            <text:p>C’est quoi, Fedora Silverblue?</text:p>
          </draw:text-box>
        </draw:frame>
        <draw:frame presentation:style-name="pr2" draw:text-style-name="P2" draw:layer="layout" svg:width="25.2cm" svg:height="12.179cm" svg:x="1.4cm" svg:y="5.066cm" presentation:class="subtitle" presentation:user-transformed="true">
          <draw:text-box>
            <text:list text:style-name="L2">
              <text:list-item>
                <text:p text:style-name="P1"><text:s/><text:span text:style-name="T1">Fedora est une distribution fine pointe de Redhat servant d’amont pour Redhat Enterprise Linux</text:span></text:p>
                <text:p text:style-name="P1"><text:span text:style-name="T1"/></text:p>
              </text:list-item>
              <text:list-item>
                <text:p text:style-name="P1"><text:span text:style-name="T1"><text:s/></text:span><text:span text:style-name="T1">Silverblue est une variante de Fedora modelée sur des systèmes container comme CoreOS</text:span></text:p>
                <text:p text:style-name="P1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Précurseur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CoreOS</text:p>
              </text:list-item>
              <text:list-item>
                <text:p>Fedora Atomic/RHEL Atomic</text:p>
              </text:list-item>
              <text:list-item>
                <text:p>Container Linux</text:p>
              </text:list-item>
              <text:list-item>
                <text:p>Fedor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Composantes</text:p>
          </draw:text-box>
        </draw:frame>
        <draw:frame presentation:style-name="pr8" draw:layer="layout" svg:width="25.2cm" svg:height="12.179cm" svg:x="1.4cm" svg:y="5.066cm" presentation:class="outline">
          <draw:text-box>
            <text:list text:style-name="L3">
              <text:list-item>
                <text:p>OSTree pour gestion d’images (read-only)</text:p>
              </text:list-item>
              <text:list-item>
                <text:p>Rpm-ostree pour ajouter des couches</text:p>
              </text:list-item>
              <text:list-item>
                <text:p>Flatpak pour les applications graphiques</text:p>
              </text:list-item>
              <text:list-item>
                <text:p>Toolbox pour le développement en conteneurs </text:p>
              </text:list-item>
              <text:list-item>
                <text:p>Pas de DNF, RPM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OS immuabl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OS est installé et modifié via une image </text:p>
              </text:list-item>
              <text:list-item>
                <text:p>Image composée de couches</text:p>
              </text:list-item>
              <text:list-item>
                <text:p>Mises-à-jour atomiques</text:p>
              </text:list-item>
              <text:list-item>
                <text:p>OSTree est le gestionnaire des imag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745cm" svg:x="1.4cm" svg:y="0.661cm" presentation:class="title" presentation:user-transformed="true">
          <draw:text-box>
            <text:p>Comment fait-on un OS immuabl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Il faut séparer les parties du système qui doivent être modifiable (/etc et /var)</text:p>
              </text:list-item>
              <text:list-item>
                <text:p>Et les parties qui peuvent être en lecture seulement (/usr /bin /lib ...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L’arborescence Linux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Basée sur le standard FHS</text:p>
              </text:list-item>
              <text:list-item>
                <text:p>En 2012, vers l’OS sur réseau :</text:p>
              </text:list-item>
              <text:list-item>
                <text:p>On déplace (via liens symboliques)</text:p>
                <text:list>
                  <text:list-item>
                    <text:p><text:span text:style-name="T2">/bin</text:span> -&gt; /<text:span text:style-name="T2">usr/</text:span>bin</text:p>
                  </text:list-item>
                  <text:list-item>
                    <text:p>/sbin -&gt; /<text:span text:style-name="T2">usr/</text:span>sbin</text:p>
                  </text:list-item>
                  <text:list-item>
                    <text:p>/lib -&gt; /<text:span text:style-name="T2">usr/</text:span>lib</text:p>
                  </text:list-item>
                  <text:list-item>
                    <text:p><text:span text:style-name="T2">lib64 -&gt; /usr/</text:span>lib64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L’arborescence Silverblu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Dans Silverblue, seulement 2 répertoires modifiables : <text:s/></text:p>
                <text:list>
                  <text:list-item>
                    <text:p>/etc</text:p>
                  </text:list-item>
                  <text:list-item>
                    <text:p>/var</text:p>
                  </text:list-item>
                </text:list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Packaging vs Image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Packaging (apt, rpm, yum, dnf, etc)</text:p>
                <text:list>
                  <text:list-item>
                    <text:p>Versatile, dynamique, beaucoup d’applications</text:p>
                  </text:list-item>
                  <text:list-item>
                    <text:p>Fonctionne au niveau fichiers</text:p>
                  </text:list-item>
                  <text:list-item>
                    <text:p>Gestion d’état simple dans /etc et /var</text:p>
                  </text:list-item>
                  <text:list-item>
                    <text:p>Plus la taille augmente, plus complexe</text:p>
                  </text:list-item>
                  <text:list-item>
                    <text:p>Mutation directe du système, </text:p>
                  </text:list-item>
                  <text:list-item>
                    <text:p>Pas de retour en arrièr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 text:style-name="P4">Packaging vs Image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Images</text:p>
                <text:list>
                  <text:list-item>
                    <text:p>Un état connu, pareil pour toute application/usager</text:p>
                  </text:list-item>
                  <text:list-item>
                    <text:p>Supporte retour en arrière (rollback)</text:p>
                  </text:list-item>
                  <text:list-item>
                    <text:p>Opère au niveau du bloc</text:p>
                  </text:list-item>
                  <text:list-item>
                    <text:p>Peut être vérifié avec des outils comme dm-verity</text:p>
                  </text:list-item>
                  <text:list-item>
                    <text:p>Besoin de boot pour chaque changeme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OSTre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Système de gestion d’images</text:p>
              </text:list-item>
              <text:list-item>
                <text:p>Inspiré par GIT</text:p>
              </text:list-item>
              <text:list-item>
                <text:p>Un checkout se fait par `hardlink`</text:p>
              </text:list-item>
              <text:list-item>
                <text:p>Modifications se font en couches</text:p>
              </text:list-item>
              <text:list-item>
                <text:p>Permet des retours en arrière</text:p>
              </text:list-item>
              <text:list-item>
                <text:p>Un repository interne sur /sysroo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OSTre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Autres systèmes qui utilisent OSTree :</text:p>
                <text:list>
                  <text:list-item>
                    <text:p>Fedora CoreOS</text:p>
                  </text:list-item>
                  <text:list-item>
                    <text:p>RHEL CoreOS</text:p>
                  </text:list-item>
                  <text:list-item>
                    <text:p>Endless OS</text:p>
                  </text:list-item>
                  <text:list-item>
                    <text:p>Fedora IOT</text:p>
                  </text:list-item>
                </text:list>
              </text:list-item>
              <text:list-item>
                <text:p>Technologies semblables :</text:p>
                <text:list>
                  <text:list-item>
                    <text:p>ChromiumOS, OLPC Update, NixOS, Dock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rpm-ostre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Combinaison de DNF et OSTree</text:p>
              </text:list-item>
              <text:list-item>
                <text:p>Permet d’installer les packages RPM</text:p>
              </text:list-item>
              <text:list-item>
                <text:p>Utilise les mêmes repos que Fedora</text:p>
              </text:list-item>
              <text:list-item>
                <text:p>Mises-à-jour se font en arrière-plan</text:p>
              </text:list-item>
              <text:list-item>
                <text:p>Génère une nouvelle im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Mécanique de rpm-ostre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Checkout du système existant ou une branche/commit</text:p>
              </text:list-item>
              <text:list-item>
                <text:p>Installe des packages en couche (overlay)</text:p>
              </text:list-item>
              <text:list-item>
                <text:p>Commit le résultat</text:p>
              </text:list-item>
              <text:list-item>
                <text:p>Reboot pour activer nouveau système</text:p>
              </text:list-item>
              <text:list-item>
                <text:p>Rollback si il y a un problè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rpm-ostre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Commandes importantes :</text:p>
                <text:list>
                  <text:list-item>
                    <text:p>rpm-ostree install p1 p2 p3 ...</text:p>
                  </text:list-item>
                  <text:list-item>
                    <text:p>rpm-ostree upgrade [--preview]</text:p>
                  </text:list-item>
                  <text:list-item>
                    <text:p>rpm-ostree rollback</text:p>
                  </text:list-item>
                  <text:list-item>
                    <text:p>rpm-ostree rebase remote:branch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Flatpak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Un système de distribution d’application avec leur dépendances</text:p>
              </text:list-item>
              <text:list-item>
                <text:p>Les applications roule dans un ‘sandbox’, container léger</text:p>
              </text:list-item>
              <text:list-item>
                <text:p>Vaguement semblable aux Snap de Ubuntu ou Appim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Flatpak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Sert à installer et rouler des applications graphiques sans modifier le système</text:p>
              </text:list-item>
              <text:list-item>
                <text:p>Roule applications en `user mode`</text:p>
              </text:list-item>
              <text:list-item>
                <text:p>Installation et destruction simp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Toolbox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Un container spécialisé pour développeurs</text:p>
              </text:list-item>
              <text:list-item>
                <text:p>Supporte des distributions Linux</text:p>
              </text:list-item>
              <text:list-item>
                <text:p>Mais demande une certaine construction selon certaines règles</text:p>
              </text:list-item>
              <text:list-item>
                <text:p>Fedora fournit plusieurs versions de Fedora</text:p>
              </text:list-item>
              <text:list-item>
                <text:p>DNF ou équivalent pour installer des librairies ou applications</text:p>
              </text:list-item>
              <text:list-item>
                <text:p>Supporte les applications graphiques (ex : IDE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Toolbox<text:tab/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Création automatique et simple :</text:p>
                <text:list>
                  <text:list-item>
                    <text:p><text:s/>`toolbox create` - version courante fedora</text:p>
                  </text:list-item>
                  <text:list-item>
                    <text:p>`toolbox create --release f31 -c mytoolbox` </text:p>
                  </text:list-item>
                  <text:list-item>
                    <text:p>`toolbox list` affiche la liste des conteneurs</text:p>
                  </text:list-item>
                  <text:list-item>
                    <text:p text:style-name="P5">`toolbox enter` <text:s/>donne un prompt dans toolbox </text:p>
                  </text:list-item>
                </text:list>
              </text:list-item>
              <text:list-item>
                <text:p>Toolbox sont créés via podman</text:p>
              </text:list-item>
              <text:list-item>
                <text:p>Par défaut, lie /home dans le contain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6" draw:text-style-name="P3" draw:layer="layout" svg:width="17cm" svg:height="14cm" svg:x="2cm" svg:y="13cm" presentation:class="notes">
            <draw:text-box>
              <text:p>Présentation le mois prochain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CA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OpenSymbol" style:font-charset="x-symbol" fo:color="#5983b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4.465cm" svg:x="-0.162cm" svg:y="0.3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220C4A7BDCC0B522.png" xlink:type="simple" xlink:show="embed" xlink:actuate="onLoad" loext:mime-type="image/png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31T13:58:56.254170265</meta:creation-date>
    <meta:editing-duration>PT5H15M54S</meta:editing-duration>
    <meta:editing-cycles>15</meta:editing-cycles>
    <meta:generator>LibreOffice/6.4.3.2$Linux_X86_64 LibreOffice_project/40$Build-2</meta:generator>
    <dc:title>Bright Blue</dc:title>
    <dc:date>2020-05-31T22:47:22.369583071</dc:date>
    <meta:document-statistic meta:object-count="94"/>
  </office:meta>
</office:document-meta>
</file>